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ooku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Patricia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289" calcext:value-type="float">
            <text:p>0,00289</text:p>
          </table:table-cell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74" calcext:value-type="float">
            <text:p>0,00074</text:p>
          </table:table-cell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91" calcext:value-type="float">
            <text:p>0,00091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85" calcext:value-type="float">
            <text:p>0,00085</text:p>
          </table:table-cell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7" calcext:value-type="float">
            <text:p>0,00117</text:p>
          </table:table-cell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139" calcext:value-type="float">
            <text:p>0,00139</text:p>
          </table:table-cell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85" calcext:value-type="float">
            <text:p>0,00085</text:p>
          </table:table-cell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1" calcext:value-type="float">
            <text:p>0,00091</text:p>
          </table:table-cell>
        </table:table-row>
        <table:table-row table:style-name="ro1">
          <table:table-cell/>
          <table:table-cell office:value-type="float" office:value="4119" calcext:value-type="float">
            <text:p>411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55" calcext:value-type="float">
            <text:p>0,00055</text:p>
          </table:table-cell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72" calcext:value-type="float">
            <text:p>0,00072</text:p>
          </table:table-cell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87" calcext:value-type="float">
            <text:p>0,00087</text:p>
          </table:table-cell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63" calcext:value-type="float">
            <text:p>0,00063</text:p>
          </table:table-cell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51" calcext:value-type="float">
            <text:p>0,00051</text:p>
          </table:table-cell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0052" calcext:value-type="float">
            <text:p>0,00052</text:p>
          </table:table-cell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59" calcext:value-type="float">
            <text:p>0,00059</text:p>
          </table:table-cell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/>
          <table:table-cell office:value-type="float" office:value="3437" calcext:value-type="float">
            <text:p>343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/>
          <table:table-cell office:value-type="float" office:value="4057" calcext:value-type="float">
            <text:p>405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/>
          <table:table-cell office:value-type="float" office:value="2907" calcext:value-type="float">
            <text:p>290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56" calcext:value-type="float">
            <text:p>0,00056</text:p>
          </table:table-cell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52" calcext:value-type="float">
            <text:p>0,00052</text:p>
          </table:table-cell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2" calcext:value-type="float">
            <text:p>0,00072</text:p>
          </table:table-cell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64" calcext:value-type="float">
            <text:p>0,00064</text:p>
          </table:table-cell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2" calcext:value-type="float">
            <text:p>0,00052</text:p>
          </table:table-cell>
        </table:table-row>
        <table:table-row table:style-name="ro1">
          <table:table-cell/>
          <table:table-cell office:value-type="float" office:value="3896" calcext:value-type="float">
            <text:p>389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49" calcext:value-type="float">
            <text:p>0,00049</text:p>
          </table:table-cell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54" calcext:value-type="float">
            <text:p>0,00054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55" calcext:value-type="float">
            <text:p>0,00055</text:p>
          </table:table-cell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87" calcext:value-type="float">
            <text:p>0,00087</text:p>
          </table:table-cell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61" calcext:value-type="float">
            <text:p>0,00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5:26:13.536655964</meta:creation-date>
    <dc:date>2016-12-11T15:29:15.319298120</dc:date>
    <meta:editing-duration>PT3M1S</meta:editing-duration>
    <meta:editing-cycles>2</meta:editing-cycles>
    <meta:generator>LibreOffice/5.1.4.2$Linux_X86_64 LibreOffice_project/10m0$Build-2</meta:generator>
    <meta:document-statistic meta:table-count="1" meta:cell-count="153" meta:object-count="0"/>
  </office:meta>
</office:document-meta>
</file>